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4.62cm"/>
    </style:style>
    <style:style style:name="co9" style:family="table-column">
      <style:table-column-properties fo:break-before="auto" style:column-width="1.722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3.935cm"/>
    </style:style>
    <style:style style:name="co13" style:family="table-column">
      <style:table-column-properties fo:break-before="auto" style:column-width="3.224cm"/>
    </style:style>
    <style:style style:name="co14" style:family="table-column">
      <style:table-column-properties fo:break-before="auto" style:column-width="3.034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2.815cm"/>
    </style:style>
    <style:style style:name="co17" style:family="table-column">
      <style:table-column-properties fo:break-before="auto" style:column-width="3.745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4.263cm"/>
    </style:style>
    <style:style style:name="co20" style:family="table-column">
      <style:table-column-properties fo:break-before="auto" style:column-width="3.498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aille du cache</text:p>
          </table:table-cell>
          <table:table-cell office:value-type="string">
            <text:p>nb voies</text:p>
          </table:table-cell>
          <table:table-cell office:value-type="string">
            <text:p>ligne</text:p>
          </table:table-cell>
          <table:table-cell office:value-type="string">
            <text:p>taille N</text:p>
          </table:table-cell>
          <table:table-cell office:value-type="string">
            <text:p>defaut/accesmemoire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1">
            <text:p>0.5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1">
            <text:p>0.5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1">
            <text:p>0.2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1">
            <text:p>0.2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6">
            <text:p>0.1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6">
            <text:p>0.1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005">
            <text:p>0.5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05">
            <text:p>0.25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07812">
            <text:p>0.50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7812">
            <text:p>0.257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1953">
            <text:p>0.501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1953">
            <text:p>0.501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1953">
            <text:p>0.251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1953">
            <text:p>0.251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6953">
            <text:p>0.126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6953">
            <text:p>0.126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244">
            <text:p>0.50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244">
            <text:p>0.25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244">
            <text:p>0.125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produit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aille du cache</text:p>
          </table:table-cell>
          <table:table-cell office:value-type="string">
            <text:p>nb voies</text:p>
          </table:table-cell>
          <table:table-cell office:value-type="string">
            <text:p>ligne</text:p>
          </table:table-cell>
          <table:table-cell office:value-type="string">
            <text:p>taille N</text:p>
          </table:table-cell>
          <table:table-cell office:value-type="string">
            <text:p>defaut/accesmemoire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303173">
            <text:p>0,3031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83018">
            <text:p>0,1830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23062">
            <text:p>0,1230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79433">
            <text:p>0,2794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55402">
            <text:p>0,1554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93508">
            <text:p>0,0935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67563">
            <text:p>0,2675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41594">
            <text:p>0,141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78731">
            <text:p>0,078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76965">
            <text:p>0,2769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9005">
            <text:p>0,1390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7403">
            <text:p>0,074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6408">
            <text:p>0,264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2239">
            <text:p>0,1322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70199">
            <text:p>0,0701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8905">
            <text:p>0,2589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81">
            <text:p>0,25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9552">
            <text:p>0,1295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915">
            <text:p>0,126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8607">
            <text:p>0,0686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483">
            <text:p>0,06348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626338">
            <text:p>0,6263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4144">
            <text:p>0,2541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608">
            <text:p>0,256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563413">
            <text:p>0,5634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9019">
            <text:p>0,1290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30939">
            <text:p>0,1309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531953">
            <text:p>0,5319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6458">
            <text:p>0,0664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8348">
            <text:p>0,0683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438535">
            <text:p>0,4385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6">
            <text:p>0,2507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6">
            <text:p>0,2507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34439">
            <text:p>0,344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7">
            <text:p>0,125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7">
            <text:p>0,125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297321">
            <text:p>0,2973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706">
            <text:p>0,062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702">
            <text:p>0,0627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344632">
            <text:p>0,3446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4">
            <text:p>0,2507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4">
            <text:p>0,2507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34878">
            <text:p>0,2348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8">
            <text:p>0,1253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8">
            <text:p>0,1253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8">
            <text:p>0,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5">
            <text:p>0,0626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5">
            <text:p>0,0626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1.000000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500734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500733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1.000000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0858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0855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1.000000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5923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5916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625671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2074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3046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562958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7013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7981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531602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064482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065443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438019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0367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50367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344071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5187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125186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297098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062600 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24 </text:p>
          </table:table-cell>
          <table:table-cell table:style-name="ce2" office:value-type="string">
            <text:p><text:s/>0.062599 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Default"/>
        <table:table-row table:style-name="ro1">
          <table:table-cell office:value-type="string">
            <text:p>produit matrice ijk</text:p>
          </table:table-cell>
          <table:table-cell table:number-columns-repeated="6"/>
        </table:table-row>
        <table:table-row table:style-name="ro1">
          <table:table-cell office:value-type="string">
            <text:p>taille du cache</text:p>
          </table:table-cell>
          <table:table-cell office:value-type="string">
            <text:p>nb voies</text:p>
          </table:table-cell>
          <table:table-cell office:value-type="string">
            <text:p>ligne</text:p>
          </table:table-cell>
          <table:table-cell office:value-type="string">
            <text:p>taille N</text:p>
          </table:table-cell>
          <table:table-cell office:value-type="string">
            <text:p>defaut/accesmemoire</text:p>
          </table:table-cell>
          <table:table-cell office:value-type="string">
            <text:p>defaut/taille n*n*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/>
          <table:table-cell office:value-type="string">
            <text:p>&amp;x[0][0]=bfd60b48 <text:s text:c="2"/>&amp;y[0][0] =bfd60348 &amp;z[0][0]=bfd5fb4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45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28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1482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9372 </text:p>
          </table:table-cell>
          <table:table-cell/>
          <table:table-cell office:value-type="string">
            <text:p>&amp;x[0][0]=bfc85e58 <text:s text:c="2"/>&amp;y[0][0] =bfc7de58 &amp;z[0][0]=bfc75e5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83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786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690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51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492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752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95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83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853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738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64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582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469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420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56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70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45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705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656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6783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102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962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859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913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720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5706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327646 </text:p>
          </table:table-cell>
          <table:table-cell/>
          <table:table-cell office:value-type="string">
            <text:p>&amp;x[0][0]=bf9df9d8 <text:s text:c="2"/>&amp;y[0][0] =bf9cc158 &amp;z[0][0]=bf9b88d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852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3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121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3843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69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4007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8260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761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9073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3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3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55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968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69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37400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1721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379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7169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3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3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4759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32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69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36041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9596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3532 </text:p>
          </table:table-cell>
          <table:table-cell table:number-columns-repeated="2"/>
        </table:table-row>
        <table:table-row table:style-name="ro1" table:number-rows-repeated="10484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4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default-cell-style-name="Default"/>
        <table:table-row table:style-name="ro1">
          <table:table-cell table:style-name="ce3" office:value-type="string">
            <text:p>produit matrice ijk apres transposition</text:p>
          </table:table-cell>
          <table:table-cell table:number-columns-repeated="6"/>
        </table:table-row>
        <table:table-row table:style-name="ro1">
          <table:table-cell office:value-type="string">
            <text:p>taille du cache</text:p>
          </table:table-cell>
          <table:table-cell office:value-type="string">
            <text:p>nb voies</text:p>
          </table:table-cell>
          <table:table-cell office:value-type="string">
            <text:p>ligne</text:p>
          </table:table-cell>
          <table:table-cell office:value-type="string">
            <text:p>taille N</text:p>
          </table:table-cell>
          <table:table-cell office:value-type="string">
            <text:p>defaut/accesmemoire</text:p>
          </table:table-cell>
          <table:table-cell office:value-type="string">
            <text:p>defaut/taille n*n*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/>
          <table:table-cell table:style-name="ce4" office:value-type="string">
            <text:p>&amp;x[0][0]=bfeec9a8 <text:s/>&amp;y[0][0] =bfeec1a8 &amp;z[0][0]=bfeeb9a8 </text:p>
            <text:p/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36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36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7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7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50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50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572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286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4397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320529 </text:p>
          </table:table-cell>
          <table:table-cell/>
          <table:table-cell office:value-type="string">
            <text:p>&amp;x[0][0]=bfa4ebd8 <text:s text:c="2"/>&amp;y[0][0] =bfa46bd8 &amp;z[0][0]=bfa3ebd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649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6348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0237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736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56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432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372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16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9775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6421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6348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571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648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56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1467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270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16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81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430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986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970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178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574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543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0967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13633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83738 </text:p>
          </table:table-cell>
          <table:table-cell/>
          <table:table-cell office:value-type="string">
            <text:p>&amp;x[0][0]=bfaed7b8 <text:s text:c="2"/>&amp;y[0][0] =bfad9f38 &amp;z[0][0]=bfac66b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723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625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4542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937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1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31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626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45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6856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621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623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3469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15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16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704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449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412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6215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60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610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3130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07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09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858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432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4097 </text:p>
          </table:table-cell>
          <table:table-cell table:number-columns-repeated="2"/>
        </table:table-row>
        <table:table-row table:style-name="ro1" table:number-rows-repeated="10484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5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Default"/>
        <table:table-row table:style-name="ro1">
          <table:table-cell table:style-name="ce3" office:value-type="string">
            <text:p>produit matrice ijk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 office:value-type="string">
            <text:p>taille du cache</text:p>
          </table:table-cell>
          <table:table-cell table:style-name="ce3" office:value-type="string">
            <text:p>nb voies</text:p>
          </table:table-cell>
          <table:table-cell table:style-name="ce3" office:value-type="string">
            <text:p>ligne</text:p>
          </table:table-cell>
          <table:table-cell table:style-name="ce3" office:value-type="string">
            <text:p>taille N</text:p>
          </table:table-cell>
          <table:table-cell table:style-name="ce3" office:value-type="string">
            <text:p>defaut/accesmemoire</text:p>
          </table:table-cell>
          <table:table-cell table:style-name="ce3" office:value-type="string">
            <text:p>defaut/taille n*n*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/>
          <table:table-cell office:value-type="string">
            <text:p>&amp;x[0][0]=bfd12048 <text:s text:c="2"/>&amp;y[0][0] =bfd11848 &amp;z[0][0]=bfd1104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306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1538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6 </text:p>
          </table:table-cell>
          <table:table-cell office:value-type="string">
            <text:p><text:s/>0.007733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10870 </text:p>
          </table:table-cell>
          <table:table-cell/>
          <table:table-cell office:value-type="string">
            <text:p>&amp;x[0][0]=bff45e38 <text:s text:c="2"/>&amp;y[0][0] =bff3de38 &amp;z[0][0]=bff35e3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142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106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184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615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557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923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360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282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9485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124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106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1324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586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557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242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32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282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889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1844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88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504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0951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1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31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050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07708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86009 </text:p>
          </table:table-cell>
          <table:table-cell/>
          <table:table-cell office:value-type="string">
            <text:p>&amp;x[0][0]=bfeef418 <text:s text:c="2"/>&amp;y[0][0] =bfedbb98 &amp;z[0][0]=bfec8318 </text:p>
          </table:table-cell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7012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9336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552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843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327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8192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23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777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905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610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23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23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734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9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683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47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489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239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32768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2392 </text:p>
          </table:table-cell>
          <table:table-cell table:number-columns-repeated="2"/>
        </table:table-row>
        <table:table-row table:style-name="ro1" table:number-rows-repeated="10484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6" table:style-name="ta1" table:print="false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" table:number-columns-repeated="2" table:default-cell-style-name="ce2"/>
        <table:table-column table:style-name="co22" table:default-cell-style-name="ce2"/>
        <table:table-column table:style-name="co2" table:default-cell-style-name="ce3"/>
        <table:table-row table:style-name="ro1">
          <table:table-cell table:style-name="ce3" office:value-type="string">
            <text:p>produit matrice avec blocage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 office:value-type="string">
            <text:p>taille du cache</text:p>
          </table:table-cell>
          <table:table-cell table:style-name="ce3" office:value-type="string">
            <text:p>nb voies</text:p>
          </table:table-cell>
          <table:table-cell table:style-name="ce3" office:value-type="string">
            <text:p>ligne</text:p>
          </table:table-cell>
          <table:table-cell table:style-name="ce3" office:value-type="string">
            <text:p>taille N</text:p>
          </table:table-cell>
          <table:table-cell table:style-name="ce3" office:value-type="string">
            <text:p>defaut/accesmemoire</text:p>
          </table:table-cell>
          <table:table-cell table:style-name="ce3" office:value-type="string">
            <text:p>defaut/taille n*n*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02781 </text:p>
          </table:table-cell>
          <table:table-cell/>
          <table:table-cell office:value-type="string">
            <text:p>&amp;x[0][0]=bfe416c0 <text:s text:c="2"/>&amp;y[0][0] =bfe2de40 &amp;z[0][0]=bfe1a5c0 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964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83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416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8012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884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9671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5454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375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902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7434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24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916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641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3830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465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829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2524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5204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3633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74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904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0230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669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835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727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87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43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880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883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445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312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91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230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9142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2623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7677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3344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372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621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7279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37137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519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366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23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0901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02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1149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3076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2388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124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0746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532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100 </text:p>
          </table:table-cell>
          <table:table-cell office:value-type="string">
            <text:p><text:s/>0.063398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94570 </text:p>
          </table:table-cell>
          <table:table-cell/>
          <table:table-cell office:value-type="string">
            <text:p>&amp;x[0][0]=bfaa01b0 <text:s text:c="2"/>&amp;y[0][0] =bfa981b0 &amp;z[0][0]=bfa901b0 </text:p>
          </table:table-cell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057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101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614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736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448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301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224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296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207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64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339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0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7533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724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0395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264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16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244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2020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9274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6147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949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462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189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518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6550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209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6446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0798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073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057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650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2327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9497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02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32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024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7201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8428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762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473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428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1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1160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3529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51662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7313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61484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9806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2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974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127930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37667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13965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091529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9551 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6384 </text:p>
          </table:table-cell>
          <table:table-cell table:style-name="ce1" office:value-type="string">
            <text:p><text:s/>4 </text:p>
          </table:table-cell>
          <table:table-cell table:style-name="ce1" office:value-type="string">
            <text:p><text:s/>64 </text:p>
          </table:table-cell>
          <table:table-cell table:style-name="ce1" office:value-type="string">
            <text:p><text:s/>64 </text:p>
          </table:table-cell>
          <table:table-cell office:value-type="string">
            <text:p><text:s/>0.509503 </text:p>
          </table:table-cell>
          <table:table-cell table:number-columns-repeated="2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01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ghar Nassim</meta:initial-creator>
    <meta:creation-date>2011-11-15T09:48:49</meta:creation-date>
    <dc:date>2011-11-29T01:22:40</dc:date>
    <dc:creator>adam </dc:creator>
    <meta:editing-duration>PT03H14M28S</meta:editing-duration>
    <meta:editing-cycles>13</meta:editing-cycles>
    <meta:generator>OpenOffice.org/3.2$Unix OpenOffice.org_project/320m19$Build-9505</meta:generator>
    <meta:document-statistic meta:table-count="6" meta:cell-count="3364" meta:object-count="0"/>
  </office:meta>
</office:document-meta>
</file>